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gr1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52.04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  <style:text-properties style:font-name="Liberation Sans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shapes>
          <draw:frame draw:z-index="0" draw:style-name="gr1" draw:text-style-name="P3" svg:width="44.72mm" svg:height="52.04mm" svg:x="38.54mm" svg:y="-1.12mm">
            <draw:text-box>
              <text:p text:style-name="P1"><text:span text:style-name="T1"/></text:p>
              <text:p text:style-name="P2"><text:span text:style-name="T1">Tier order </text:span><text:span text:style-name="T2">List of tier sheet names in the order they will be displayed.</text:span></text:p>
              <text:p text:style-name="P2"><text:span text:style-name="T2"/></text:p>
              <text:p text:style-name="P2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table table:name="S2" table:style-name="ta1">
        <table:shapes>
          <draw:frame draw:z-index="0" draw:style-name="gr1" draw:text-style-name="P3" svg:width="44.72mm" svg:height="52.04mm" svg:x="38.54mm" svg:y="-1.12mm">
            <draw:text-box>
              <text:p text:style-name="P1"><text:span text:style-name="T1"/></text:p>
              <text:p text:style-name="P2"><text:span text:style-name="T1">Tier order </text:span><text:span text:style-name="T2">List of tier sheet names in the order they will be displayed.</text:span></text:p>
              <text:p text:style-name="P2"><text:span text:style-name="T2"/></text:p>
              <text:p text:style-name="P2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table table:name="S3" table:style-name="ta1">
        <table:shapes>
          <draw:frame draw:z-index="0" draw:style-name="gr1" draw:text-style-name="P3" svg:width="44.72mm" svg:height="52.04mm" svg:x="38.54mm" svg:y="-1.12mm">
            <draw:text-box>
              <text:p text:style-name="P1"><text:span text:style-name="T1"/></text:p>
              <text:p text:style-name="P2"><text:span text:style-name="T1">Tier order </text:span><text:span text:style-name="T2">List of tier sheet names in the order they will be displayed.</text:span></text:p>
              <text:p text:style-name="P2"><text:span text:style-name="T2"/></text:p>
              <text:p text:style-name="P2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table table:name="S4" table:style-name="ta1">
        <table:shapes>
          <draw:frame draw:z-index="0" draw:style-name="gr1" draw:text-style-name="P3" svg:width="44.72mm" svg:height="52.04mm" svg:x="38.54mm" svg:y="-1.12mm">
            <draw:text-box>
              <text:p text:style-name="P1"><text:span text:style-name="T1"/></text:p>
              <text:p text:style-name="P2"><text:span text:style-name="T1">Tier order </text:span><text:span text:style-name="T2">List of tier sheet names in the order they will be displayed.</text:span></text:p>
              <text:p text:style-name="P2"><text:span text:style-name="T2"/></text:p>
              <text:p text:style-name="P2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  <table:table-cell table:style-name="ce2"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table table:name="S5" table:style-name="ta1">
        <table:shapes>
          <draw:frame draw:z-index="0" draw:style-name="gr1" draw:text-style-name="P3" svg:width="44.72mm" svg:height="52.04mm" svg:x="38.54mm" svg:y="-1.12mm">
            <draw:text-box>
              <text:p text:style-name="P1"><text:span text:style-name="T1"/></text:p>
              <text:p text:style-name="P2"><text:span text:style-name="T1">Tier order </text:span><text:span text:style-name="T2">List of tier sheet names in the order they will be displayed.</text:span></text:p>
              <text:p text:style-name="P2"><text:span text:style-name="T2"/></text:p>
              <text:p text:style-name="P2"><text:span text:style-name="T2">If a sheet is not listed here it will not be included in the final BBCode. </text:span></text:p>
              <text:p text:style-name="P1"><text:span text:style-name="T1"/></text:p>
            </draw:text-box>
          </draw:frame>
        </table:shapes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000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table table:name="S6" table:style-name="ta1"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er order</text:p>
          </table:table-cell>
          <table:table-cell table:number-columns-repeated="3"/>
          <table:table-cell table:style-name="ce1" office:value-type="string" calcext:value-type="string">
            <text:p>Entries per row</text:p>
          </table:table-cell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14"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O NOT EDIT BELOW THIS ROW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irect URL</text:p>
          </table:table-cell>
          <table:table-cell table:style-name="ce5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oogle Drive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.00.0000</text:date>, <text:time style:data-style-name="N2" text:time-value="14:50:03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4T15:19:05.407000000</dc:date>
    <meta:editing-duration>PT57M57S</meta:editing-duration>
    <meta:editing-cycles>15</meta:editing-cycles>
    <meta:document-statistic meta:table-count="6" meta:cell-count="92" meta:object-count="5"/>
  </office:meta>
</office:document-meta>
</file>